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14pt" style:font-size-asian="14pt" style:font-size-complex="14pt" fo:language="de" fo:country="DE"/>
    </style:style>
    <style:style style:name="T3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de" fo:country="DE"/>
    </style:style>
    <style:style style:name="P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de" fo:country="DE"/>
    </style:style>
    <style:style style:name="P5" style:parent-style-name="Standard" style:family="paragraph">
      <style:text-properties fo:font-size="14pt" style:font-size-asian="14pt" style:font-size-complex="14pt" fo:language="de" fo:country="DE"/>
    </style:style>
    <style:style style:name="P6" style:parent-style-name="Standard" style:family="paragraph">
      <style:text-properties fo:font-size="14pt" style:font-size-asian="14pt" style:font-size-complex="14pt" fo:language="de" fo:country="DE"/>
    </style:style>
    <style:style style:name="P7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de" fo:country="DE"/>
    </style:style>
    <style:style style:name="P8" style:parent-style-name="Standard" style:family="paragraph">
      <style:text-properties fo:font-size="14pt" style:font-size-asian="14pt" style:font-size-complex="14pt" fo:language="de" fo:country="DE"/>
    </style:style>
    <style:style style:name="P9" style:parent-style-name="Standard" style:family="paragraph">
      <style:text-properties fo:font-size="14pt" style:font-size-asian="14pt" style:font-size-complex="14pt"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font-size="14pt" style:font-size-asian="14pt" style:font-size-complex="14pt" fo:language="de" fo:country="DE"/>
    </style:style>
    <style:style style:name="T12" style:parent-style-name="Absatz-Standardschriftart" style:family="text">
      <style:text-properties fo:font-size="14pt" style:font-size-asian="14pt" style:font-size-complex="14pt" fo:language="de" fo:country="DE"/>
    </style:style>
    <style:style style:name="T13" style:parent-style-name="Absatz-Standardschriftart" style:family="text">
      <style:text-properties fo:font-size="14pt" style:font-size-asian="14pt" style:font-size-complex="14pt" fo:language="de" fo:country="DE"/>
    </style:style>
    <style:style style:name="T14" style:parent-style-name="Absatz-Standardschriftart" style:family="text">
      <style:text-properties fo:font-size="14pt" style:font-size-asian="14pt" style:font-size-complex="14pt" fo:language="de" fo:country="DE"/>
    </style:style>
    <style:style style:name="T15" style:parent-style-name="Absatz-Standardschriftart" style:family="text">
      <style:text-properties fo:font-size="14pt" style:font-size-asian="14pt" style:font-size-complex="14pt" fo:language="de" fo:country="DE"/>
    </style:style>
    <style:style style:name="T16" style:parent-style-name="Absatz-Standardschriftart" style:family="text">
      <style:text-properties fo:font-size="14pt" style:font-size-asian="14pt" style:font-size-complex="14pt" fo:language="de" fo:country="DE"/>
    </style:style>
    <style:style style:name="P17" style:parent-style-name="Standard" style:family="paragraph">
      <style:text-properties fo:language="de" fo:country="DE"/>
    </style:style>
  </office:automatic-styles>
  <office:body>
    <office:text text:use-soft-page-breaks="true">
      <text:p text:style-name="P1"><text:span text:style-name="T2"><text:s text:c="29"/></text:span><text:span text:style-name="T3">Funktionale Anforderungen</text:span></text:p>
      <text:p text:style-name="P4"/>
      <text:p text:style-name="P5">-UC1: Konto (Registrierung / Anmeldung)</text:p>
      <text:p text:style-name="P6">Die Nutzer<text:s/>sollen<text:s/><text:s/><text:s/>sich<text:s/>registrieren/<text:s/>anmelden , um Zugang zum Carsharing-Service zu erhalten. Sie<text:s/>sollen<text:s/>ihre persönlichen Informationen wie Name, Adresse, Email Adresse, Telefonnummer, <text:s/>Führerscheinnummer und Zahlungsinformationen angeben.</text:p>
      <text:p text:style-name="P7"/>
      <text:p text:style-name="P8">-UC2: <text:s/>Fahrzeuge suchen<text:s/></text:p>
      <text:p text:style-name="P9">Die Nutzer<text:s/>sollen<text:s/>die verfügbaren Fahrzeuge in ihrer Nähe suchen, die dem U-Car zur Verfügung gestellt werden. Sie<text:s/>sollen<text:s/>den Standort, den Fahrzeugtyp, Datum angeben.</text:p>
      <text:p text:style-name="P10"/>
      <text:p text:style-name="P11"><text:s text:c="2"/>-UC3: Fahrzeuge <text:s/>buchen</text:p>
      <text:p text:style-name="Standard"><text:span text:style-name="T12">Nachdem der Nutzer das gewünschte Fahrzeug gefunden hat, <text:s/></text:span><text:span text:style-name="T13">sollen Sie</text:span><text:span text:style-name="T14"><text:s/>es buchen. Dabei<text:s/></text:span><text:span text:style-name="T15">sollen<text:s/></text:span><text:span text:style-name="T16">der Fahrzeugtyp, der Zeitraum und der Preis angegeben.</text:span>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sine Kenmo</meta:initial-creator>
    <dc:creator>Rosine Kenmo</dc:creator>
    <meta:creation-date>2023-04-20T05:44:00Z</meta:creation-date>
    <dc:date>2023-04-20T06:02:00Z</dc:date>
    <meta:template xlink:href="Normal" xlink:type="simple"/>
    <meta:editing-cycles>1</meta:editing-cycles>
    <meta:editing-duration>PT0S</meta:editing-duration>
    <meta:document-statistic meta:page-count="1" meta:paragraph-count="1" meta:word-count="109" meta:character-count="708" meta:row-count="5" meta:non-whitespace-character-count="600"/>
  </office:meta>
</office:document-meta>
</file>